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2" svg:font-family="Consolas" style:font-family-generic="modern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.5pt" style:font-size-asian="9.5pt"/>
    </style:style>
    <style:style style:name="P2" style:family="paragraph" style:parent-style-name="Standard">
      <style:text-properties style:font-name="Consolas" fo:font-size="9.5pt" fo:language="ru" fo:country="RU" fo:font-weight="bold" officeooo:rsid="000722be" officeooo:paragraph-rsid="000722be" style:font-size-asian="9.5pt" style:font-weight-asian="bold" style:font-weight-complex="bold"/>
    </style:style>
    <style:style style:name="P3" style:family="paragraph" style:parent-style-name="Standard">
      <style:text-properties style:use-window-font-color="true" style:font-name="Consolas" fo:font-size="9.5pt" style:font-size-asian="9.5pt"/>
    </style:style>
    <style:style style:name="P4" style:family="paragraph" style:parent-style-name="Standard">
      <style:text-properties officeooo:paragraph-rsid="0008562a"/>
    </style:style>
    <style:style style:name="P5" style:family="paragraph" style:parent-style-name="Standard">
      <style:text-properties officeooo:paragraph-rsid="000f2aa1"/>
    </style:style>
    <style:style style:name="P6" style:family="paragraph" style:parent-style-name="Standard">
      <style:text-properties fo:font-size="10pt" officeooo:paragraph-rsid="000f2aa1" style:font-size-asian="10pt" style:font-size-complex="10pt"/>
    </style:style>
    <style:style style:name="T1" style:family="text">
      <style:text-properties style:font-name="Consolas" fo:font-size="9.5pt" style:font-size-asian="9.5pt"/>
    </style:style>
    <style:style style:name="T2" style:family="text">
      <style:text-properties fo:color="#0000ff" style:font-name="Consolas" fo:font-size="9.5pt" style:font-size-asian="9.5pt"/>
    </style:style>
    <style:style style:name="T3" style:family="text">
      <style:text-properties style:use-window-font-color="true" style:font-name="Consolas" fo:font-size="9.5pt" style:font-size-asian="9.5pt"/>
    </style:style>
    <style:style style:name="T4" style:family="text">
      <style:text-properties style:use-window-font-color="true" style:font-name="Consolas" fo:font-size="9.5pt" fo:language="en" fo:country="US" style:font-size-asian="9.5pt"/>
    </style:style>
    <style:style style:name="T5" style:family="text">
      <style:text-properties fo:color="#a31515" style:font-name="Consolas" fo:font-size="9.5pt" style:font-size-asian="9.5pt"/>
    </style:style>
    <style:style style:name="T6" style:family="text">
      <style:text-properties fo:color="#808080" style:font-name="Consolas" fo:font-size="9.5pt" style:font-size-asian="9.5pt"/>
    </style:style>
    <style:style style:name="T7" style:family="text">
      <style:text-properties fo:color="#008000" style:font-name="Consolas" fo:font-size="9.5pt" style:font-size-asian="9.5pt"/>
    </style:style>
    <style:style style:name="T8" style:family="text">
      <style:text-properties fo:color="#008000" style:font-name="Consolas" fo:font-size="9.5pt" officeooo:rsid="0005613c" style:font-size-asian="9.5pt"/>
    </style:style>
    <style:style style:name="T9" style:family="text">
      <style:text-properties fo:color="#2b91af" style:font-name="Consolas" fo:font-size="9.5pt" style:font-size-asian="9.5pt"/>
    </style:style>
    <style:style style:name="T10" style:family="text">
      <style:text-properties fo:font-variant="normal" fo:text-transform="none" fo:color="#222222" style:font-name="Consolas1" fo:font-size="10pt" fo:letter-spacing="normal" fo:font-style="normal" fo:font-weight="normal" style:font-size-asian="10pt" style:font-size-complex="10pt"/>
    </style:style>
    <style:style style:name="T11" style:family="text">
      <style:text-properties fo:font-variant="normal" fo:text-transform="none" fo:color="#222222" style:font-name="Consolas1" fo:font-size="10pt" fo:letter-spacing="normal" fo:language="ru" fo:country="RU" fo:font-style="normal" fo:font-weight="normal" style:font-size-asian="10pt" style:font-size-complex="10pt"/>
    </style:style>
    <style:style style:name="T12" style:family="text">
      <style:text-properties fo:font-variant="normal" fo:text-transform="none" fo:color="#222222" style:font-name="Consolas1" fo:font-size="10pt" fo:letter-spacing="normal" fo:language="ru" fo:country="RU" fo:font-style="normal" fo:font-weight="normal" officeooo:rsid="0008562a" style:font-size-asian="10pt" style:font-size-complex="10pt"/>
    </style:style>
    <style:style style:name="T13" style:family="text">
      <style:text-properties fo:font-variant="normal" fo:text-transform="none" fo:color="#222222" style:font-name="Consolas1" fo:font-size="10pt" fo:letter-spacing="normal" fo:language="ru" fo:country="RU" fo:font-style="normal" fo:font-weight="normal" officeooo:rsid="000cc20b" style:font-size-asian="10pt" style:font-size-complex="10pt"/>
    </style:style>
    <style:style style:name="T14" style:family="text">
      <style:text-properties fo:font-variant="normal" fo:text-transform="none" fo:color="#222222" style:font-name="Consolas1" fo:font-size="10pt" fo:letter-spacing="normal" fo:language="en" fo:country="US" fo:font-style="normal" fo:font-weight="normal" officeooo:rsid="0008562a" style:font-size-asian="10pt" style:font-size-complex="10pt"/>
    </style:style>
    <style:style style:name="T15" style:family="text">
      <style:text-properties fo:font-variant="normal" fo:text-transform="none" fo:color="#222222" style:font-name="Consolas1" fo:font-size="10pt" fo:letter-spacing="normal" fo:language="en" fo:country="US" fo:font-style="normal" fo:font-weight="normal" officeooo:rsid="000a584b" style:font-size-asian="10pt" style:font-size-complex="10pt"/>
    </style:style>
    <style:style style:name="T16" style:family="text">
      <style:text-properties fo:font-variant="normal" fo:text-transform="none" fo:color="#222222" style:font-name="Consolas1" fo:font-size="10pt" fo:letter-spacing="normal" fo:language="en" fo:country="US" fo:font-style="normal" fo:font-weight="normal" officeooo:rsid="0008562a" style:font-size-asian="10pt" style:font-style-asian="normal" style:font-weight-asian="normal" style:font-name-complex="Consolas2" style:font-size-complex="10pt"/>
    </style:style>
    <style:style style:name="T17" style:family="text">
      <style:text-properties fo:font-variant="normal" fo:text-transform="none" fo:color="#222222" style:font-name="Consolas1" fo:letter-spacing="normal" fo:language="en" fo:country="US" fo:font-style="normal" fo:font-weight="normal" officeooo:rsid="0008562a" style:font-style-asian="normal" style:font-weight-asian="normal" style:font-name-complex="Consolas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0">Программа ImageToRGB16ELI</text:span><text:span text:style-name="T11"> </text:span><text:span text:style-name="T13">является консольной программой. Она</text:span><text:span text:style-name="T11"> </text:span><text:span text:style-name="T10">принимает изображения в формате jpg на вход, форматирует и сохраняет в формате ELI. </text:span><text:span text:style-name="T12">Программа написана на языке программирования </text:span><text:span text:style-name="T14">C#.</text:span></text:p>
      <text:p text:style-name="P5"><text:span text:style-name="T12">Для выполнения функциональных возможностей задействует</text:span><text:span text:style-name="T13">ся</text:span><text:span text:style-name="T14"> Microsoft .NET Framework 3.5.</text:span><text:span text:style-name="T12"> Программа функционирует в линейке операционных систем</text:span><text:span text:style-name="T14"> Microsoft Windows </text:span><text:span text:style-name="T15">XP/Wista/Windows7</text:span><text:span text:style-name="T14">.</text:span></text:p>
      <text:p text:style-name="P5"><text:span text:style-name="T14"/></text:p>
      <text:p text:style-name="P6"><text:span text:style-name="T17">---------------------------</text:span></text:p>
      <text:p text:style-name="P6"><text:span text:style-name="T17">Описание формата ELI-файла:</text:span></text:p>
      <text:p text:style-name="P6"><text:span text:style-name="T17">---------------------------</text:span></text:p>
      <text:p text:style-name="P6"><text:span text:style-name="T17">В начале файла идет заголовок, в котором описывается параметры изображения:</text:span></text:p>
      <text:p text:style-name="P6"><text:span text:style-name="T17"/></text:p>
      <text:p text:style-name="P6"><text:span text:style-name="T17">Смещение <text:s text:c="3"/>Длина Имя <text:s text:c="14"/>Описание</text:span></text:p>
      <text:p text:style-name="P6"><text:span text:style-name="T17">0 <text:s text:c="10"/>4 <text:s text:c="4"/>signature <text:s text:c="8"/>Сигнатура, "ELI\0"</text:span></text:p>
      <text:p text:style-name="P6"><text:span text:style-name="T17">4 <text:s text:c="10"/>4 <text:s text:c="4"/>header_length <text:s text:c="4"/>Длина заголовка в байтах</text:span></text:p>
      <text:p text:style-name="P6"><text:span text:style-name="T17">8 <text:s text:c="10"/>4 <text:s text:c="4"/>data_offset <text:s text:c="6"/>Смещение до изображения от начала файла в байтах</text:span></text:p>
      <text:p text:style-name="P6"><text:span text:style-name="T17">12(0x0C) <text:s text:c="3"/>4 <text:s text:c="4"/>reserved <text:s text:c="9"/>Зарезервировано, должно быть равно 0</text:span></text:p>
      <text:p text:style-name="P6"><text:span text:style-name="T17">16(0x10) <text:s text:c="3"/>4 <text:s text:c="4"/>image_width <text:s text:c="6"/>Ширина изображения пикселах</text:span></text:p>
      <text:p text:style-name="P6"><text:span text:style-name="T17">20(0x14) <text:s text:c="3"/>4 <text:s text:c="4"/>image_height <text:s text:c="5"/>Высота изображения в пикселах</text:span></text:p>
      <text:p text:style-name="P6"><text:span text:style-name="T17">24(0x18) <text:s text:c="3"/>4 <text:s text:c="4"/>bit_count <text:s text:c="8"/>Количество бит на пиксел</text:span></text:p>
      <text:p text:style-name="P6"><text:span text:style-name="T17">28(0x1C) <text:s text:c="3"/>4 <text:s text:c="4"/>line_length <text:s text:c="6"/>Длина одной строки изображения в байтах</text:span></text:p>
      <text:p text:style-name="P6"><text:span text:style-name="T17">32(0x20) <text:s text:c="3"/>480+512xN <text:s text:c="14"/>Зарезервировано</text:span></text:p>
      <text:p text:style-name="P6"><text:span text:style-name="T17"/></text:p>
      <text:p text:style-name="P5"><text:span text:style-name="T16">Смещение на начало данных изображения должно быть кратно 512 байтам.</text:span></text:p>
      <text:p text:style-name="P5"><text:span text:style-name="T16">//-------------------------------------------</text:span><text:span text:style-name="T14"> </text:span><text:span text:style-name="T4"><text:s/></text:span></text:p>
      <text:p text:style-name="P1"/>
      <text:p text:style-name="P2">Исходный код.</text:p>
      <text:p text:style-name="P1"/>
      <text:p text:style-name="P1">Copyright (c) 2021 Roman Ermakov</text:p>
      <text:p text:style-name="P1">All rights reserved.</text:p>
      <text:p text:style-name="P1"/>
      <text:p text:style-name="Standard"><text:span text:style-name="T1">Permission </text:span><text:span text:style-name="T2">is</text:span><text:span text:style-name="T3"> hereby granted, free of charge, to any person obtaining a copy</text:span></text:p>
      <text:p text:style-name="Standard"><text:span text:style-name="T3">of </text:span><text:span text:style-name="T2">this</text:span><text:span text:style-name="T3"> software and associated documentation files (the </text:span><text:span text:style-name="T5">"Software"</text:span><text:span text:style-name="T3">), to deal</text:span></text:p>
      <text:p text:style-name="Standard"><text:span text:style-name="T2">in</text:span><text:span text:style-name="T3"> the Software without restriction, including without limitation the rights</text:span></text:p>
      <text:p text:style-name="P3">to use, copy, modify, merge, publish, distribute, sublicense, and/or sell</text:p>
      <text:p text:style-name="Standard"><text:span text:style-name="T3">copies of the Software, and to permit persons to whom the Software </text:span><text:span text:style-name="T2">is</text:span></text:p>
      <text:p text:style-name="Standard"><text:span text:style-name="T3">furnished to </text:span><text:span text:style-name="T2">do</text:span><text:span text:style-name="T3"> so, subject to the following conditions:</text:span></text:p>
      <text:p text:style-name="P3"/>
      <text:p text:style-name="Standard"><text:span text:style-name="T3">The above copyright notice and </text:span><text:span text:style-name="T2">this</text:span><text:span text:style-name="T3"> permission notice shall be included </text:span><text:span text:style-name="T2">in</text:span><text:span text:style-name="T3"> all</text:span></text:p>
      <text:p text:style-name="P3">copies or substantial portions of the Software.</text:p>
      <text:p text:style-name="P3"/>
      <text:p text:style-name="Standard"><text:span text:style-name="T3">THE SOFTWARE IS PROVIDED </text:span><text:span text:style-name="T5">"AS IS"</text:span><text:span text:style-name="T3">, WITHOUT WARRANTY OF ANY KIND, EXPRESS OR</text:span></text:p>
      <text:p text:style-name="P3">IMPLIED, INCLUDING BUT NOT LIMITED TO THE WARRANTIES OF MERCHANTABILITY,</text:p>
      <text:p text:style-name="P3">FITNESS FOR A PARTICULAR PURPOSE AND NONINFR INGEMENT. IN NO EVENT SHALL </text:p>
      <text:p text:style-name="P3">THE AUTHORS OR COPYRIGHT HOLDERS BE LIABLE FOR ANY CLAIM, DAMAGES OR </text:p>
      <text:p text:style-name="P3">OTHER LIABILITY, WHETHER IN AN ACTION OF CONTRACT, TORT OR OTHERWISE, </text:p>
      <text:p text:style-name="P3">ARISING FROM, OUT OF OR IN CONNECTION WITH THE SOFTWARE OR THE USE OR </text:p>
      <text:p text:style-name="P3">OTHER DEALINGS IN THE SOFTWARE.</text:p>
      <text:p text:style-name="P3"/>
      <text:p text:style-name="P3">//-----------------------------------------------</text:p>
      <text:p text:style-name="Standard"><text:span text:style-name="T2">using</text:span><text:span text:style-name="T3"> System;</text:span></text:p>
      <text:p text:style-name="Standard"><text:span text:style-name="T2">using</text:span><text:span text:style-name="T3"> System.Collections.Generic;</text:span></text:p>
      <text:p text:style-name="Standard"><text:span text:style-name="T2">using</text:span><text:span text:style-name="T3"> System.Linq;</text:span></text:p>
      <text:p text:style-name="Standard"><text:span text:style-name="T2">using</text:span><text:span text:style-name="T3"> System.Text;</text:span></text:p>
      <text:p text:style-name="Standard"><text:span text:style-name="T2">using</text:span><text:span text:style-name="T3"> System.Drawing;</text:span></text:p>
      <text:p text:style-name="Standard"><text:span text:style-name="T2">using</text:span><text:span text:style-name="T3"> System.Drawing.Imaging;</text:span></text:p>
      <text:p text:style-name="Standard"><text:span text:style-name="T2">using</text:span><text:span text:style-name="T3"> System.Drawing.Drawing2D;</text:span></text:p>
      <text:p text:style-name="Standard"><text:span text:style-name="T2">using</text:span><text:span text:style-name="T3"> System.IO;</text:span></text:p>
      <text:p text:style-name="P3"/>
      <text:p text:style-name="Standard"><text:span text:style-name="T2">namespace</text:span><text:span text:style-name="T3"> ImageToRGB16ELI</text:span></text:p>
      <text:p text:style-name="P3"><text:soft-page-break/>{</text:p>
      <text:p text:style-name="Standard"><text:span text:style-name="T3"><text:s text:c="4"/></text:span><text:span text:style-name="T6">///</text:span><text:span text:style-name="T7"> </text:span><text:span text:style-name="T6">&lt;summary&gt;</text:span></text:p>
      <text:p text:style-name="Standard"><text:span text:style-name="T3"><text:s text:c="4"/></text:span><text:span text:style-name="T6">///</text:span><text:span text:style-name="T7"> The program allows you to convert raster images to ELI format</text:span></text:p>
      <text:p text:style-name="Standard"><text:span text:style-name="T3"><text:s text:c="4"/></text:span><text:span text:style-name="T6">///</text:span><text:span text:style-name="T7"> author: Ermakov Roman</text:span></text:p>
      <text:p text:style-name="Standard"><text:span text:style-name="T3"><text:s text:c="4"/></text:span><text:span text:style-name="T6">///</text:span><text:span text:style-name="T7"> e-mail: romul1508@</text:span><text:span text:style-name="T8">g</text:span><text:span text:style-name="T7">mail.</text:span><text:span text:style-name="T8">com</text:span></text:p>
      <text:p text:style-name="Standard"><text:span text:style-name="T3"><text:s text:c="4"/></text:span><text:span text:style-name="T6">///</text:span><text:span text:style-name="T7"> sinc. 05.11.2021</text:span></text:p>
      <text:p text:style-name="Standard"><text:span text:style-name="T3"><text:s text:c="4"/></text:span><text:span text:style-name="T6">///</text:span><text:span text:style-name="T7"> Copyright 2021 Roman Ermakov</text:span></text:p>
      <text:p text:style-name="Standard"><text:span text:style-name="T3"><text:s text:c="4"/></text:span><text:span text:style-name="T6">///</text:span><text:span text:style-name="T7"> </text:span><text:span text:style-name="T6">&lt;/summary&gt;</text:span></text:p>
      <text:p text:style-name="Standard"><text:span text:style-name="T3"><text:s text:c="4"/></text:span><text:span text:style-name="T2">class</text:span><text:span text:style-name="T3"> </text:span><text:span text:style-name="T9">Program</text:span></text:p>
      <text:p text:style-name="P3"><text:s text:c="4"/>{</text:p>
      <text:p text:style-name="P3"><text:s text:c="8"/>[STAThread]</text:p>
      <text:p text:style-name="Standard"><text:span text:style-name="T3"><text:s text:c="8"/></text:span><text:span text:style-name="T2">static</text:span><text:span text:style-name="T3"> </text:span><text:span text:style-name="T2">void</text:span><text:span text:style-name="T3"> Main(</text:span><text:span text:style-name="T2">string</text:span><text:span text:style-name="T3">[] args)</text:span></text:p>
      <text:p text:style-name="P3"><text:s text:c="8"/>{</text:p>
      <text:p text:style-name="Standard"><text:span text:style-name="T3"><text:s text:c="12"/></text:span><text:span text:style-name="T7">// Original file</text:span></text:p>
      <text:p text:style-name="Standard"><text:span text:style-name="T3"><text:s text:c="12"/></text:span><text:span text:style-name="T2">string</text:span><text:span text:style-name="T3"> fromFileName = </text:span><text:span text:style-name="T5">@"input.jpg"</text:span><text:span text:style-name="T3">;</text:span></text:p>
      <text:p text:style-name="P3"/>
      <text:p text:style-name="Standard"><text:span text:style-name="T3"><text:s text:c="12"/></text:span><text:span text:style-name="T7">// Result file</text:span></text:p>
      <text:p text:style-name="Standard"><text:span text:style-name="T3"><text:s text:c="12"/></text:span><text:span text:style-name="T2">string</text:span><text:span text:style-name="T3"> toFileName = </text:span><text:span text:style-name="T5">@"output.jpg"</text:span><text:span text:style-name="T3">;</text:span></text:p>
      <text:p text:style-name="Standard"><text:span text:style-name="T3"><text:s text:c="12"/></text:span><text:span text:style-name="T7">//-------------------------------</text:span></text:p>
      <text:p text:style-name="Standard"><text:span text:style-name="T3"><text:s text:c="12"/></text:span><text:span text:style-name="T7">// Signature</text:span></text:p>
      <text:p text:style-name="Standard"><text:span text:style-name="T3"><text:s text:c="12"/></text:span><text:span text:style-name="T2">string</text:span><text:span text:style-name="T3"> sign = </text:span><text:span text:style-name="T5">"ELI"</text:span><text:span text:style-name="T3">; <text:s text:c="7"/></text:span><text:span text:style-name="T7">// will need to be converted to UTf-8 (4 bytes)</text:span></text:p>
      <text:p text:style-name="P3"/>
      <text:p text:style-name="Standard"><text:span text:style-name="T3"><text:s text:c="12"/></text:span><text:span text:style-name="T7">// Required sizes</text:span></text:p>
      <text:p text:style-name="Standard"><text:span text:style-name="T3"><text:s text:c="12"/></text:span><text:span text:style-name="T7">// Header length in bytes</text:span></text:p>
      <text:p text:style-name="Standard"><text:span text:style-name="T3"><text:s text:c="12"/></text:span><text:span text:style-name="T2">int</text:span><text:span text:style-name="T3"> head_len = 32; <text:s text:c="9"/></text:span><text:span text:style-name="T7">// (4 bytes)</text:span></text:p>
      <text:p text:style-name="P3"/>
      <text:p text:style-name="Standard"><text:span text:style-name="T3"><text:s text:c="12"/></text:span><text:span text:style-name="T7">// Offset to the image from the beginning of the file in bytes</text:span></text:p>
      <text:p text:style-name="Standard"><text:span text:style-name="T3"><text:s text:c="12"/></text:span><text:span text:style-name="T2">int</text:span><text:span text:style-name="T3"> data_offset = 512; <text:s text:c="5"/></text:span><text:span text:style-name="T7">// (4 bytes)</text:span></text:p>
      <text:p text:style-name="P3"/>
      <text:p text:style-name="Standard"><text:span text:style-name="T3"><text:s text:c="12"/></text:span><text:span text:style-name="T2">int</text:span><text:span text:style-name="T3"> reserved = 0; <text:s text:c="10"/></text:span><text:span text:style-name="T7">// Reserved (4 bytes)</text:span></text:p>
      <text:p text:style-name="P3"/>
      <text:p text:style-name="Standard"><text:span text:style-name="T3"><text:s text:c="12"/></text:span><text:span text:style-name="T2">int</text:span><text:span text:style-name="T3"> sizeX = 512; <text:s text:c="11"/></text:span><text:span text:style-name="T7">// image width in pixels (4 bytes)</text:span></text:p>
      <text:p text:style-name="Standard"><text:span text:style-name="T3"><text:s text:c="12"/></text:span><text:span text:style-name="T2">int</text:span><text:span text:style-name="T3"> sizeY = 512; <text:s text:c="11"/></text:span><text:span text:style-name="T7">// image height in pixels (4 bytes)</text:span></text:p>
      <text:p text:style-name="P3"/>
      <text:p text:style-name="Standard"><text:span text:style-name="T3"><text:s text:c="12"/></text:span><text:span text:style-name="T2">int</text:span><text:span text:style-name="T3"> bit_count = 16; <text:s text:c="8"/></text:span><text:span text:style-name="T7">// Bits per pixel</text:span></text:p>
      <text:p text:style-name="Standard"><text:span text:style-name="T3"><text:s text:c="12"/></text:span><text:span text:style-name="T2">int</text:span><text:span text:style-name="T3"> line_length = 1024; <text:s text:c="4"/></text:span><text:span text:style-name="T7">// Length of one image line in bytes</text:span></text:p>
      <text:p text:style-name="P3"/>
      <text:p text:style-name="Standard"><text:span text:style-name="T3"><text:s text:c="12"/></text:span><text:span text:style-name="T2">byte</text:span><text:span text:style-name="T3">[] reserv_null_arraj = </text:span><text:span text:style-name="T2">new</text:span><text:span text:style-name="T3"> </text:span><text:span text:style-name="T2">byte</text:span><text:span text:style-name="T3">[476];</text:span></text:p>
      <text:p text:style-name="Standard"><text:span text:style-name="T3"><text:s text:c="12"/></text:span><text:span text:style-name="T7">//---------------------------------</text:span></text:p>
      <text:p text:style-name="Standard"><text:span text:style-name="T3"><text:s text:c="12"/></text:span><text:span text:style-name="T7">// Load the original image</text:span></text:p>
      <text:p text:style-name="P3"><text:s text:c="12"/>Image image = Image.FromFile(fromFileName);</text:p>
      <text:p text:style-name="P3"/>
      <text:p text:style-name="Standard"><text:span text:style-name="T3"><text:s text:c="12"/></text:span><text:span text:style-name="T7">// Assuming the original image is in image, let's draw it.</text:span></text:p>
      <text:p text:style-name="Standard"><text:span text:style-name="T3"><text:s text:c="12"/></text:span><text:span text:style-name="T7">// Create a bitmap of the desired size.</text:span></text:p>
      <text:p text:style-name="Standard"><text:span text:style-name="T3"><text:s text:c="12"/>Bitmap bmp_result = </text:span><text:span text:style-name="T2">new</text:span><text:span text:style-name="T3"> Bitmap(sizeX, sizeY, PixelFormat.Format16bppRgb565);</text:span></text:p>
      <text:p text:style-name="P3"><text:s text:c="12"/>bmp_result.MakeTransparent();</text:p>
      <text:p text:style-name="P3"/>
      <text:p text:style-name="Standard"><text:span text:style-name="T3"><text:s text:c="12"/></text:span><text:span text:style-name="T2">using</text:span><text:span text:style-name="T3"> (Graphics g = Graphics.FromImage(bmp_result))</text:span></text:p>
      <text:p text:style-name="P3"><text:s text:c="12"/>{</text:p>
      <text:p text:style-name="P3"><text:s text:c="16"/>g.DrawImage(image, 0, 0, sizeX, sizeY);</text:p>
      <text:p text:style-name="P3"><text:s text:c="16"/>g.Flush();</text:p>
      <text:p text:style-name="P3"><text:s text:c="12"/>}</text:p>
      <text:p text:style-name="P3"/>
      <text:p text:style-name="Standard"><text:span text:style-name="T3"><text:s text:c="12"/></text:span><text:span text:style-name="T7">// We save the result in ELI format</text:span></text:p>
      <text:p text:style-name="P3"><text:s text:c="12"/>File.Delete(toFileName);</text:p>
      <text:p text:style-name="Standard"><text:span text:style-name="T3"><text:s text:c="12"/></text:span><text:span text:style-name="T7">//----------------------</text:span></text:p>
      <text:p text:style-name="Standard"><text:span text:style-name="T3"><text:s text:c="12"/>FileStream stream = </text:span><text:span text:style-name="T2">new</text:span><text:span text:style-name="T3"> FileStream(toFileName, FileMode.Create, FileAccess.Write);</text:span></text:p>
      <text:p text:style-name="P3"/>
      <text:p text:style-name="Standard"><text:span text:style-name="T3"><text:s text:c="12"/></text:span><text:span text:style-name="T7">// Convert a unicode sign string to UTF-8 format <text:s text:c="7"/></text:span></text:p>
      <text:p text:style-name="Standard"><text:span text:style-name="T3"><text:s text:c="12"/>UnicodeEncoding streamEncoding = </text:span><text:span text:style-name="T2">new</text:span><text:span text:style-name="T3"> UnicodeEncoding();</text:span></text:p>
      <text:p text:style-name="P3"><text:soft-page-break/></text:p>
      <text:p text:style-name="Standard"><text:span text:style-name="T3"><text:s text:c="12"/></text:span><text:span text:style-name="T2">byte</text:span><text:span text:style-name="T3">[] signStrBuffer = streamEncoding.GetBytes(sign);</text:span></text:p>
      <text:p text:style-name="P3"/>
      <text:p text:style-name="Standard"><text:span text:style-name="T3"><text:s text:c="12"/>Encoding utf8 = Encoding.GetEncoding(</text:span><text:span text:style-name="T5">"UTF-8"</text:span><text:span text:style-name="T3">);</text:span></text:p>
      <text:p text:style-name="P3"/>
      <text:p text:style-name="Standard"><text:span text:style-name="T3"><text:s text:c="12"/></text:span><text:span text:style-name="T2">byte</text:span><text:span text:style-name="T3">[] utf8SignStrBytes = Encoding.Convert(</text:span></text:p>
      <text:p text:style-name="Standard"><text:span text:style-name="T3"><text:s text:c="24"/>Encoding.GetEncoding(</text:span><text:span text:style-name="T5">"UTF-16"</text:span><text:span text:style-name="T3">), utf8, signStrBuffer);</text:span></text:p>
      <text:p text:style-name="P3"/>
      <text:p text:style-name="Standard"><text:span text:style-name="T3"><text:s text:c="12"/></text:span><text:span text:style-name="T2">byte</text:span><text:span text:style-name="T3"> empty = 0;</text:span></text:p>
      <text:p text:style-name="P3"/>
      <text:p text:style-name="Standard"><text:span text:style-name="T3"><text:s text:c="12"/></text:span><text:span text:style-name="T7">// Writing binary data</text:span></text:p>
      <text:p text:style-name="Standard"><text:span text:style-name="T3"><text:s text:c="12"/>BinaryWriter binWrit = </text:span><text:span text:style-name="T2">new</text:span><text:span text:style-name="T3"> BinaryWriter(stream);</text:span></text:p>
      <text:p text:style-name="P3"><text:s text:c="12"/>binWrit.Write(utf8SignStrBytes);</text:p>
      <text:p text:style-name="P3"><text:s text:c="12"/>binWrit.Write(empty); <text:s text:c="11"/></text:p>
      <text:p text:style-name="P3"><text:s text:c="12"/>binWrit.Write(head_len);</text:p>
      <text:p text:style-name="P3"><text:s text:c="12"/>binWrit.Write(data_offset);</text:p>
      <text:p text:style-name="P3"><text:s text:c="12"/>binWrit.Write(reserved);</text:p>
      <text:p text:style-name="P3"><text:s text:c="12"/>binWrit.Write(sizeX);</text:p>
      <text:p text:style-name="P3"><text:s text:c="12"/>binWrit.Write(sizeY);</text:p>
      <text:p text:style-name="P3"><text:s text:c="12"/>binWrit.Write(bit_count);</text:p>
      <text:p text:style-name="P3"><text:s text:c="12"/>binWrit.Write(line_length);</text:p>
      <text:p text:style-name="P3"><text:s text:c="12"/>binWrit.Write(reserved);</text:p>
      <text:p text:style-name="P3"><text:s text:c="12"/>binWrit.Write(reserv_null_arraj);</text:p>
      <text:p text:style-name="P3"/>
      <text:p text:style-name="Standard"><text:span text:style-name="T3"><text:s text:c="12"/></text:span><text:span text:style-name="T2">ushort</text:span><text:span text:style-name="T3"> red_mask = 0xF800;</text:span></text:p>
      <text:p text:style-name="Standard"><text:span text:style-name="T3"><text:s text:c="12"/></text:span><text:span text:style-name="T2">ushort</text:span><text:span text:style-name="T3"> green_mask = 0x7E0;</text:span></text:p>
      <text:p text:style-name="Standard"><text:span text:style-name="T3"><text:s text:c="12"/></text:span><text:span text:style-name="T2">ushort</text:span><text:span text:style-name="T3"> blue_mask = 0x1F;</text:span></text:p>
      <text:p text:style-name="P3"/>
      <text:p text:style-name="Standard"><text:span text:style-name="T3"><text:s text:c="12"/></text:span><text:span text:style-name="T7">// we write the RGB data of the image pixels <text:s text:c="11"/></text:span></text:p>
      <text:p text:style-name="Standard"><text:span text:style-name="T3"><text:s text:c="12"/></text:span><text:span text:style-name="T2">for</text:span><text:span text:style-name="T3"> (</text:span><text:span text:style-name="T2">int</text:span><text:span text:style-name="T3"> i = 0; i &lt; bmp_result.Height; ++i)</text:span></text:p>
      <text:p text:style-name="P3"><text:s text:c="12"/>{</text:p>
      <text:p text:style-name="Standard"><text:span text:style-name="T3"><text:s text:c="16"/></text:span><text:span text:style-name="T2">for</text:span><text:span text:style-name="T3"> (</text:span><text:span text:style-name="T2">int</text:span><text:span text:style-name="T3"> j = 0; j &lt; bmp_result.Width; ++j)</text:span></text:p>
      <text:p text:style-name="P3"><text:s text:c="16"/>{</text:p>
      <text:p text:style-name="P3"><text:s text:c="20"/>Color c = bmp_result.GetPixel(j, i);</text:p>
      <text:p text:style-name="P3"><text:s text:c="20"/></text:p>
      <text:p text:style-name="Standard"><text:span text:style-name="T3"><text:s text:c="20"/></text:span><text:span text:style-name="T2">int</text:span><text:span text:style-name="T3"> val32 = c.ToArgb();</text:span></text:p>
      <text:p text:style-name="Standard"><text:span text:style-name="T3"><text:s text:c="20"/></text:span><text:span text:style-name="T7">// Console.WriteLine("val32 = {0}", val32);</text:span></text:p>
      <text:p text:style-name="P3"><text:s text:c="20"/></text:p>
      <text:p text:style-name="Standard"><text:span text:style-name="T3"><text:s text:c="20"/></text:span><text:span text:style-name="T2">byte</text:span><text:span text:style-name="T3"> r = c.R;</text:span></text:p>
      <text:p text:style-name="Standard"><text:span text:style-name="T3"><text:s text:c="20"/></text:span><text:span text:style-name="T7">// Console.WriteLine("r = {0}, byte r = c.R", r);</text:span></text:p>
      <text:p text:style-name="P3"><text:s text:c="20"/></text:p>
      <text:p text:style-name="Standard"><text:span text:style-name="T3"><text:s text:c="20"/></text:span><text:span text:style-name="T2">byte</text:span><text:span text:style-name="T3"> g = c.G;</text:span></text:p>
      <text:p text:style-name="Standard"><text:span text:style-name="T3"><text:s text:c="20"/></text:span><text:span text:style-name="T7">// Console.WriteLine("g = {0}, byte g = c.G", g); <text:s text:c="19"/></text:span></text:p>
      <text:p text:style-name="P3"><text:s text:c="20"/></text:p>
      <text:p text:style-name="Standard"><text:span text:style-name="T3"><text:s text:c="20"/></text:span><text:span text:style-name="T2">byte</text:span><text:span text:style-name="T3"> b = c.B;</text:span></text:p>
      <text:p text:style-name="Standard"><text:span text:style-name="T3"><text:s text:c="20"/></text:span><text:span text:style-name="T7">// Console.WriteLine("b = {0}, byte b = c.B", b);</text:span></text:p>
      <text:p text:style-name="P3"><text:s text:c="8"/></text:p>
      <text:p text:style-name="Standard"><text:span text:style-name="T3"><text:s text:c="20"/></text:span><text:span text:style-name="T2">ushort</text:span><text:span text:style-name="T3"> pixel565 = (</text:span><text:span text:style-name="T2">ushort</text:span><text:span text:style-name="T3">)((r &lt;&lt; 11) | (g &lt;&lt; 5) | b);</text:span></text:p>
      <text:p text:style-name="Standard"><text:span text:style-name="T3"><text:s text:c="20"/>Console.WriteLine(</text:span><text:span text:style-name="T5">"pixel565 = {0}"</text:span><text:span text:style-name="T3">, pixel565);</text:span></text:p>
      <text:p text:style-name="P3"/>
      <text:p text:style-name="P3"><text:s text:c="20"/>binWrit.Write(pixel565);</text:p>
      <text:p text:style-name="P3"><text:s text:c="16"/>}</text:p>
      <text:p text:style-name="P3"><text:s text:c="12"/>}</text:p>
      <text:p text:style-name="Standard"><text:span text:style-name="T3"><text:s text:c="12"/></text:span><text:span text:style-name="T7">//---------------------------</text:span></text:p>
      <text:p text:style-name="Standard"><text:span text:style-name="T3"><text:s text:c="12"/></text:span><text:span text:style-name="T7">// We close everything</text:span></text:p>
      <text:p text:style-name="P3"><text:s text:c="12"/>binWrit.Close();</text:p>
      <text:p text:style-name="P3"><text:s text:c="12"/>stream.Close();</text:p>
      <text:p text:style-name="P3"><text:s text:c="12"/>image.Dispose();</text:p>
      <text:p text:style-name="P3"><text:s text:c="8"/>}</text:p>
      <text:p text:style-name="P3"><text:s text:c="4"/>}</text:p>
      <text:p text:style-name="P3"><text:soft-page-break/>}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2" svg:font-family="Consolas" style:font-family-generic="modern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1-11-18T06:41:19.419000000</dc:date>
    <meta:editing-duration>PT1H54M13S</meta:editing-duration>
    <meta:editing-cycles>11</meta:editing-cycles>
    <meta:document-statistic meta:table-count="0" meta:image-count="0" meta:object-count="0" meta:page-count="4" meta:paragraph-count="148" meta:word-count="735" meta:character-count="6851" meta:non-whitespace-character-count="4713"/>
  </office:meta>
</office:document-meta>
</file>